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153" style:parent-style-name="Tipodeletrapredefinidodoparágrafo" style:family="text"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/>
    </style:style>
    <style:style style:name="TableColumn158" style:family="table-column">
      <style:table-column-properties style:column-width="3.8555in" style:use-optimal-column-width="false"/>
    </style:style>
    <style:style style:name="TableColumn159" style:family="table-column">
      <style:table-column-properties style:column-width="1.893in" style:use-optimal-column-width="false"/>
    </style:style>
    <style:style style:name="Table157" style:family="table">
      <style:table-properties style:width="5.7486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T16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63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6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end"/>
    </style:style>
    <style:style style:name="T16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68" style:parent-style-name="Tipodeletrapredefinidodoparágrafo" style:family="text">
      <style:text-properties style:font-name="Calibri" style:font-name-complex="Calibri"/>
    </style:style>
    <style:style style:name="T1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T1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73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7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end"/>
    </style:style>
    <style:style style:name="T1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8" style:parent-style-name="Tipodeletrapredefinidodoparágrafo" style:family="text">
      <style:text-properties style:font-name="Calibri" style:font-name-complex="Calibri"/>
    </style:style>
    <style:style style:name="T17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center"/>
    </style:style>
    <style:style style:name="P182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85" style:parent-style-name="TableContents" style:family="paragraph">
      <style:paragraph-properties fo:margin-top="0.1666in"/>
      <style:text-properties fo:language="pl" fo:country="PL"/>
    </style:style>
    <style:style style:name="TableColumn187" style:family="table-column">
      <style:table-column-properties style:column-width="2.0729in"/>
    </style:style>
    <style:style style:name="TableColumn188" style:family="table-column">
      <style:table-column-properties style:column-width="1.8708in"/>
    </style:style>
    <style:style style:name="TableColumn189" style:family="table-column">
      <style:table-column-properties style:column-width="2.2993in"/>
    </style:style>
    <style:style style:name="TableColumn190" style:family="table-column">
      <style:table-column-properties style:column-width="1.7965in"/>
    </style:style>
    <style:style style:name="TableColumn191" style:family="table-column">
      <style:table-column-properties style:column-width="1.6784in"/>
    </style:style>
    <style:style style:name="Table186" style:family="table">
      <style:table-properties style:width="9.718in" style:rel-width="100%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19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9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99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01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6" style:parent-style-name="Tipodeletrapredefinidodoparágrafo" style:family="text">
      <style:text-properties style:font-name="Calibri" style:font-name-complex="Calibri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</style:style>
    <style:style style:name="T2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1" style:parent-style-name="Tipodeletrapredefinidodoparágrafo" style:family="text">
      <style:text-properties style:font-name="Calibri" style:font-name-complex="Calibri"/>
    </style:style>
    <style:style style:name="T21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21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5" style:parent-style-name="Tipodeletrapredefinidodoparágrafo" style:family="text">
      <style:text-properties style:font-name="Calibri" style:font-name-complex="Calibri"/>
    </style:style>
    <style:style style:name="T21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7" style:parent-style-name="Tipodeletrapredefinidodoparágrafo" style:family="text">
      <style:text-properties style:font-name="Calibri" style:font-name-complex="Calibri"/>
    </style:style>
    <style:style style:name="T2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9" style:parent-style-name="Tipodeletrapredefinidodoparágrafo" style:family="text">
      <style:text-properties style:font-name="Calibri" style:font-name-complex="Calibri"/>
    </style:style>
    <style:style style:name="T2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1" style:parent-style-name="Tipodeletrapredefinidodoparágrafo" style:family="text">
      <style:text-properties style:font-name="Calibri" style:font-name-complex="Calibri"/>
    </style:style>
    <style:style style:name="TableCell222" style:family="table-cell">
      <style:table-cell-properties fo:border="0.0069in solid #000000" style:writing-mode="lr-tb" fo:padding-top="0in" fo:padding-left="0.0069in" fo:padding-bottom="0in" fo:padding-right="0.0069in"/>
    </style:style>
    <style:style style:name="T22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4" style:parent-style-name="Tipodeletrapredefinidodoparágrafo" style:family="text">
      <style:text-properties style:font-name="Calibri" style:font-name-complex="Calibri"/>
    </style:style>
    <style:style style:name="T22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26" style:family="table-cell">
      <style:table-cell-properties fo:border="0.0069in solid #000000" style:writing-mode="lr-tb" fo:padding-top="0in" fo:padding-left="0.0069in" fo:padding-bottom="0in" fo:padding-right="0.0069in"/>
    </style:style>
    <style:style style:name="T22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8" style:parent-style-name="Tipodeletrapredefinidodoparágrafo" style:family="text">
      <style:text-properties style:font-name="Calibri" style:font-name-complex="Calibri"/>
    </style:style>
    <style:style style:name="T22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23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33" style:parent-style-name="Tipodeletrapredefinidodoparágrafo" style:family="text">
      <style:text-properties style:font-name="Calibri" style:font-name-complex="Calibri"/>
    </style:style>
    <style:style style:name="T23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/>
    </style:style>
    <style:style style:name="T2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38" style:parent-style-name="Tipodeletrapredefinidodoparágrafo" style:family="text">
      <style:text-properties style:font-name="Calibri" style:font-name-complex="Calibri"/>
    </style:style>
    <style:style style:name="T23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24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2" style:parent-style-name="Tipodeletrapredefinidodoparágrafo" style:family="text">
      <style:text-properties style:font-name="Calibri" style:font-name-complex="Calibri"/>
    </style:style>
    <style:style style:name="T24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4" style:parent-style-name="Tipodeletrapredefinidodoparágrafo" style:family="text">
      <style:text-properties style:font-name="Calibri" style:font-name-complex="Calibri"/>
    </style:style>
    <style:style style:name="T2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6" style:parent-style-name="Tipodeletrapredefinidodoparágrafo" style:family="text">
      <style:text-properties style:font-name="Calibri" style:font-name-complex="Calibri"/>
    </style:style>
    <style:style style:name="T2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48" style:parent-style-name="Tipodeletrapredefinidodoparágrafo" style:family="text">
      <style:text-properties style:font-name="Calibri" style:font-name-complex="Calibri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T25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1" style:parent-style-name="Tipodeletrapredefinidodoparágrafo" style:family="text">
      <style:text-properties style:font-name="Calibri" style:font-name-complex="Calibri"/>
    </style:style>
    <style:style style:name="T25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53" style:family="table-cell">
      <style:table-cell-properties fo:border="0.0069in solid #000000" style:writing-mode="lr-tb" fo:padding-top="0in" fo:padding-left="0.0069in" fo:padding-bottom="0in" fo:padding-right="0.0069in"/>
    </style:style>
    <style:style style:name="T25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5" style:parent-style-name="Tipodeletrapredefinidodoparágrafo" style:family="text">
      <style:text-properties style:font-name="Calibri" style:font-name-complex="Calibri"/>
    </style:style>
    <style:style style:name="T25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57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7 ?f7 L ?f8 ?f7 N" draw:text-areas="?f14 ?f22 ?f16 ?f21" draw:glue-points="?f14 ?f22 ?f16 ?f2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524500"/><draw:equation draw:name="f9" draw:formula="?f7 - ?f7"/><draw:equation draw:name="f10" draw:formula="?f8 - ?f7"/><draw:equation draw:name="f11" draw:formula="?f10 / 5524500"/><draw:equation draw:name="f12" draw:formula="?f9 / 0"/><draw:equation draw:name="f13" draw:formula="21600 * ?f4"/><draw:equation draw:name="f14" draw:formula="0 / ?f11"/><draw:equation draw:name="f15" draw:formula="0 / ?f12"/><draw:equation draw:name="f16" draw:formula="5524500 / ?f11"/><draw:equation draw:name="f17" draw:formula="1 / ?f12"/><draw:equation draw:name="f18" draw:formula="?f13 / ?f6"/><draw:equation draw:name="f19" draw:formula="?f18 - ?f7"/><draw:equation draw:name="f20" draw:formula="?f19 / 0"/><draw:equation draw:name="f21" draw:formula="?f17 * ?f20"/><draw:equation draw:name="f22" draw:formula="?f15 * ?f20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{d.</text:span><text:span text:style-name="T19"><text:s/></text:span><text:span text:style-name="T20">AuditTitle}</text:span></text:p>
      <text:p text:style-name="P21">{d. AuditReference}</text:p>
      <text:p text:style-name="P22"><text:span text:style-name="T23">Number of recommendations made:<text:s/></text:span><text:span text:style-name="T24">{d.NumberOfRecommendations}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{d.</text:span><text:span text:style-name="T45">StatPriorities</text:span><text:span text:style-name="T46">[i].Priority}</text:span></text:p>
                </table:table-cell>
                <table:table-cell table:style-name="TableCell47">
                  <text:p text:style-name="P48"><text:span text:style-name="T49">{d.</text:span><text:span text:style-name="T50">StatPriorities</text:span><text:span text:style-name="T51">[i].Number}</text:span></text:p>
                </table:table-cell>
              </table:table-row>
              <table:table-row table:style-name="TableRow52">
                <table:table-cell table:style-name="TableCell53">
                  <text:p text:style-name="Normal"><text:span text:style-name="T54">{d.</text:span><text:span text:style-name="T55">StatPriorities</text:span><text:span text:style-name="T56">[i+1].Priority}</text:span></text:p>
                </table:table-cell>
                <table:table-cell table:style-name="TableCell57">
                  <text:p text:style-name="P58"><text:span text:style-name="T59">{d.</text:span><text:span text:style-name="T60">StatPriorities</text:span><text:span text:style-name="T61">[i+1].Number}</text:span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{d.</text:span><text:span text:style-name="T71">StatCharacterization</text:span><text:span text:style-name="T72">[i].Risk}</text:span></text:p>
                </table:table-cell>
                <table:table-cell table:style-name="TableCell73">
                  <text:p text:style-name="P74"><text:span text:style-name="T75">{d.</text:span><text:span text:style-name="T76">StatCharacterization</text:span><text:span text:style-name="T77">[i].Number}</text:span></text:p>
                </table:table-cell>
              </table:table-row>
              <table:table-row table:style-name="TableRow78">
                <table:table-cell table:style-name="TableCell79">
                  <text:p text:style-name="Normal"><text:span text:style-name="T80">{d.</text:span><text:span text:style-name="T81">StatCharacterization</text:span><text:span text:style-name="T82">[i+1].Risk}</text:span></text:p>
                </table:table-cell>
                <table:table-cell table:style-name="TableCell83">
                  <text:p text:style-name="P84"><text:span text:style-name="T85">{d.</text:span><text:span text:style-name="T86">StatCharacterization</text:span><text:span text:style-name="T87">[i+1].Number}</text:span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{d.</text:span><text:span text:style-name="T104">StatLevel</text:span><text:span text:style-name="T105">[i].Level}</text:span></text:p>
                </table:table-cell>
                <table:table-cell table:style-name="TableCell106">
                  <text:p text:style-name="P107"><text:span text:style-name="T108">{d.</text:span><text:span text:style-name="T109">StatLevel</text:span><text:span text:style-name="T110">[i].Number}</text:span></text:p>
                </table:table-cell>
              </table:table-row>
              <table:table-row table:style-name="TableRow111">
                <table:table-cell table:style-name="TableCell112">
                  <text:p text:style-name="Normal"><text:span text:style-name="T113">{d.</text:span><text:span text:style-name="T114">StatLevel</text:span><text:span text:style-name="T115">[i+1].Level}</text:span></text:p>
                </table:table-cell>
                <table:table-cell table:style-name="TableCell116">
                  <text:p text:style-name="P117"><text:span text:style-name="T118">{d.</text:span><text:span text:style-name="T119">StatLevel</text:span><text:span text:style-name="T120">[i+1].Number}</text:span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{d.</text:span><text:span text:style-name="T131">StatImportance</text:span><text:span text:style-name="T132">[i].Importance}</text:span></text:p>
                </table:table-cell>
                <table:table-cell table:style-name="TableCell133">
                  <text:p text:style-name="P134"><text:span text:style-name="T135">{d.</text:span><text:span text:style-name="T136">StatImportance</text:span><text:span text:style-name="T137">[i].Number}</text:span></text:p>
                </table:table-cell>
              </table:table-row>
              <table:table-row table:style-name="TableRow138">
                <table:table-cell table:style-name="TableCell139">
                  <text:p text:style-name="Normal"><text:span text:style-name="T140">{d.</text:span><text:span text:style-name="T141">StatImportance</text:span><text:span text:style-name="T142">[i+1].Importance}</text:span></text:p>
                </table:table-cell>
                <table:table-cell table:style-name="TableCell143">
                  <text:p text:style-name="P144"><text:span text:style-name="T145">{d.</text:span><text:span text:style-name="T146">StatImportance</text:span><text:span text:style-name="T147">[i+1].Number}</text:span></text:p>
                </table:table-cell>
              </table:table-row>
            </table:table>
            <text:p text:style-name="P148"/>
            <text:p text:style-name="P149"/>
          </table:table-cell>
        </table:table-row>
        <table:table-row table:style-name="TableRow150">
          <table:table-cell table:style-name="TableCell151" table:number-columns-spanned="2">
            <text:p text:style-name="P152"><text:span text:style-name="T153">Status</text:span></text:p>
          </table:table-cell>
          <table:covered-table-cell/>
        </table:table-row>
        <table:table-row table:style-name="TableRow154">
          <table:table-cell table:style-name="TableCell155" table:number-columns-spanned="2">
            <text:p text:style-name="P156"/>
            <table:table table:style-name="Table157">
              <table:table-columns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Normal"><text:span text:style-name="T162">{d.</text:span><text:span text:style-name="T163">StatStatus</text:span><text:span text:style-name="T164">[i].Status}</text:span></text:p>
                </table:table-cell>
                <table:table-cell table:style-name="TableCell165">
                  <text:p text:style-name="P166"><text:span text:style-name="T167">{d.</text:span><text:span text:style-name="T168">StatStatus</text:span><text:span text:style-name="T169">[i].Number}</text:span></text:p>
                </table:table-cell>
              </table:table-row>
              <table:table-row table:style-name="TableRow170">
                <table:table-cell table:style-name="TableCell171">
                  <text:p text:style-name="Normal"><text:span text:style-name="T172">{d.</text:span><text:span text:style-name="T173">StatStatus</text:span><text:span text:style-name="T174">[i+1].Status}</text:span></text:p>
                </table:table-cell>
                <table:table-cell table:style-name="TableCell175">
                  <text:p text:style-name="P176"><text:span text:style-name="T177">{d.</text:span><text:span text:style-name="T178">StatStatus</text:span><text:span text:style-name="T179">[i+1].Number}</text:span></text:p>
                </table:table-cell>
              </table:table-row>
            </table:table>
            <text:p text:style-name="P180"/>
            <text:p text:style-name="P181"/>
          </table:table-cell>
          <table:covered-table-cell/>
        </table:table-row>
      </table:table>
      <text:p text:style-name="Normal"/>
      <text:p text:style-name="Normal"/>
      <text:p text:style-name="P182"/>
      <text:p text:style-name="P185">Progress of recommendations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Recommendation</text:p>
          </table:table-cell>
          <table:table-cell table:style-name="TableCell195">
            <text:p text:style-name="P196">Priority</text:p>
          </table:table-cell>
          <table:table-cell table:style-name="TableCell197">
            <text:p text:style-name="P198">Risk</text:p>
          </table:table-cell>
          <table:table-cell table:style-name="TableCell199">
            <text:p text:style-name="P200">Timeline</text:p>
          </table:table-cell>
          <table:table-cell table:style-name="TableCell201">
            <text:p text:style-name="P202">Current Status</text:p>
          </table:table-cell>
        </table:table-row>
        <table:table-row table:style-name="TableRow203">
          <table:table-cell table:style-name="TableCell204">
            <text:p text:style-name="Normal"><text:span text:style-name="T205">{d.</text:span><text:span text:style-name="T206">Recommendations</text:span><text:span text:style-name="T207">[i].Description}</text:span></text:p>
          </table:table-cell>
          <table:table-cell table:style-name="TableCell208">
            <text:p text:style-name="P209"><text:span text:style-name="T210">{d.</text:span><text:span text:style-name="T211">Recommendations</text:span><text:span text:style-name="T212">[i].Priority}</text:span></text:p>
          </table:table-cell>
          <table:table-cell table:style-name="TableCell213">
            <text:p text:style-name="Normal"><text:span text:style-name="T214">{d.</text:span><text:span text:style-name="T215">Recommendations</text:span><text:span text:style-name="T216">[i].Risk}</text:span></text:p>
            <text:p text:style-name="Normal"><text:span text:style-name="T217">(</text:span><text:span text:style-name="T218">{d.</text:span><text:span text:style-name="T219">Recommendations</text:span><text:span text:style-name="T220">[i].Riskevaluation}</text:span><text:span text:style-name="T221">)</text:span></text:p>
          </table:table-cell>
          <table:table-cell table:style-name="TableCell222">
            <text:p text:style-name="Normal"><text:span text:style-name="T223">{d.</text:span><text:span text:style-name="T224">Recommendations</text:span><text:span text:style-name="T225">[i].Timeline}</text:span></text:p>
          </table:table-cell>
          <table:table-cell table:style-name="TableCell226">
            <text:p text:style-name="Normal"><text:span text:style-name="T227">{d.</text:span><text:span text:style-name="T228">Recommendations</text:span><text:span text:style-name="T229">[i].Status}</text:span></text:p>
          </table:table-cell>
        </table:table-row>
        <table:table-row table:style-name="TableRow230">
          <table:table-cell table:style-name="TableCell231">
            <text:p text:style-name="Normal"><text:span text:style-name="T232">{d.</text:span><text:span text:style-name="T233">Recommendations</text:span><text:span text:style-name="T234">[i+1].Description}</text:span></text:p>
          </table:table-cell>
          <table:table-cell table:style-name="TableCell235">
            <text:p text:style-name="P236"><text:span text:style-name="T237">{d.</text:span><text:span text:style-name="T238">Recommendations</text:span><text:span text:style-name="T239">[i+1].Priority}</text:span></text:p>
          </table:table-cell>
          <table:table-cell table:style-name="TableCell240">
            <text:p text:style-name="Normal"><text:span text:style-name="T241">{d.</text:span><text:span text:style-name="T242">Recommendations</text:span><text:span text:style-name="T243">[i+1].Risk}</text:span></text:p>
            <text:p text:style-name="Normal"><text:span text:style-name="T244">(</text:span><text:span text:style-name="T245">{d.</text:span><text:span text:style-name="T246">Recommendations</text:span><text:span text:style-name="T247">[i+1].Riskevaluation}</text:span><text:span text:style-name="T248">)</text:span></text:p>
          </table:table-cell>
          <table:table-cell table:style-name="TableCell249">
            <text:p text:style-name="Normal"><text:span text:style-name="T250">{d.</text:span><text:span text:style-name="T251">Recommendations</text:span><text:span text:style-name="T252">[i+1].Timeline}</text:span></text:p>
          </table:table-cell>
          <table:table-cell table:style-name="TableCell253">
            <text:p text:style-name="Normal"><text:span text:style-name="T254">{d.</text:span><text:span text:style-name="T255">Recommendations</text:span><text:span text:style-name="T256">[i+1].Status}</text:span></text:p>
          </table:table-cell>
        </table:table-row>
      </table:table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183" style:parent-style-name="Rodapé" style:family="paragraph">
      <style:paragraph-properties fo:text-align="center"/>
    </style:style>
    <style:style style:name="T184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183"><text:span text:style-name="T184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19-12-19T07:00:00Z</meta:creation-date>
    <dc:date>2019-12-19T07:02:00Z</dc:date>
    <meta:template xlink:href="Normal.dotm" xlink:type="simple"/>
    <meta:editing-cycles>3</meta:editing-cycles>
    <meta:editing-duration>PT60S</meta:editing-duration>
    <meta:document-statistic meta:page-count="2" meta:paragraph-count="2" meta:word-count="219" meta:character-count="1402" meta:row-count="9" meta:non-whitespace-character-count="1185"/>
  </office:meta>
</office:document-meta>
</file>